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tarSymbol" style:font-charset="x-symbol" svg:font-family="StarSymbol" style:font-family-generic="system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/>
      <style:text-properties fo:font-size="24pt" style:font-size-asian="24pt"/>
    </style:style>
    <style:style style:name="P2" style:parent-style-name="Textbody" style:family="paragraph">
      <style:paragraph-properties fo:text-align="center"/>
      <style:text-properties fo:font-size="24pt" style:font-size-asian="24pt"/>
    </style:style>
    <style:style style:name="P3" style:parent-style-name="Textbody" style:family="paragraph">
      <style:paragraph-properties fo:text-align="center"/>
      <style:text-properties fo:font-size="24pt" style:font-size-asian="24pt"/>
    </style:style>
    <style:style style:name="P4" style:parent-style-name="Textbody" style:family="paragraph">
      <style:paragraph-properties fo:text-align="center"/>
      <style:text-properties fo:font-size="24pt" style:font-size-asian="24pt"/>
    </style:style>
    <style:style style:name="P5" style:parent-style-name="Textbody" style:family="paragraph">
      <style:paragraph-properties fo:text-align="center"/>
      <style:text-properties fo:font-size="24pt" style:font-size-asian="24pt"/>
    </style:style>
    <style:style style:name="P6" style:parent-style-name="Textbody" style:family="paragraph">
      <style:paragraph-properties fo:text-align="center"/>
      <style:text-properties fo:font-size="24pt" style:font-size-asian="24pt"/>
    </style:style>
    <style:style style:name="P7" style:parent-style-name="Textbody" style:family="paragraph">
      <style:paragraph-properties fo:text-align="center"/>
      <style:text-properties fo:font-size="24pt" style:font-size-asian="24pt"/>
    </style:style>
    <style:style style:name="P8" style:parent-style-name="Textbody" style:family="paragraph">
      <style:paragraph-properties fo:text-align="center"/>
      <style:text-properties fo:font-size="24pt" style:font-size-asian="24pt"/>
    </style:style>
    <style:style style:name="P9" style:parent-style-name="Textbody" style:family="paragraph">
      <style:paragraph-properties fo:text-align="center"/>
      <style:text-properties fo:font-size="24pt" style:font-size-asian="24pt"/>
    </style:style>
    <style:style style:name="P10" style:parent-style-name="Textbody" style:family="paragraph">
      <style:paragraph-properties fo:text-align="center"/>
      <style:text-properties fo:font-size="24pt" style:font-size-asian="24pt"/>
    </style:style>
    <style:style style:name="P11" style:parent-style-name="Textbody" style:family="paragraph">
      <style:paragraph-properties fo:text-align="center"/>
      <style:text-properties fo:font-size="24pt" style:font-size-asian="24pt"/>
    </style:style>
    <style:style style:name="P12" style:parent-style-name="Textbody" style:family="paragraph">
      <style:paragraph-properties fo:text-align="center"/>
      <style:text-properties fo:font-size="24pt" style:font-size-asian="24pt"/>
    </style:style>
    <style:style style:name="P13" style:parent-style-name="Textbody" style:family="paragraph">
      <style:paragraph-properties fo:text-align="center"/>
      <style:text-properties fo:font-size="24pt" style:font-size-asian="24pt"/>
    </style:style>
    <style:style style:name="P14" style:parent-style-name="Textbody" style:family="paragraph">
      <style:paragraph-properties fo:text-align="center"/>
      <style:text-properties fo:font-size="24pt" style:font-size-asian="24pt"/>
    </style:style>
    <style:style style:name="P15" style:parent-style-name="Textbody" style:family="paragraph">
      <style:paragraph-properties fo:text-align="center"/>
      <style:text-properties fo:font-size="24pt" style:font-size-asian="24pt"/>
    </style:style>
    <style:style style:name="P16" style:parent-style-name="Textbody" style:family="paragraph">
      <style:paragraph-properties fo:text-align="center"/>
      <style:text-properties fo:font-size="24pt" style:font-size-asian="24pt"/>
    </style:style>
    <style:style style:name="P17" style:parent-style-name="Textbody" style:family="paragraph">
      <style:paragraph-properties fo:text-align="center"/>
      <style:text-properties fo:font-size="24pt" style:font-size-asian="24pt"/>
    </style:style>
    <style:style style:name="P18" style:parent-style-name="Textbody" style:family="paragraph">
      <style:paragraph-properties fo:text-align="center"/>
      <style:text-properties fo:font-size="24pt" style:font-size-asian="24pt"/>
    </style:style>
    <style:style style:name="P19" style:parent-style-name="ContentsHeading" style:family="paragraph">
      <style:paragraph-properties>
        <style:tab-stops>
          <style:tab-stop style:type="right" style:leader-style="dotted" style:leader-text="." style:position="6.925in"/>
        </style:tab-stops>
      </style:paragraph-properties>
    </style:style>
    <style:style style:name="P20" style:parent-style-name="Standard" style:family="paragraph">
      <style:paragraph-properties fo:line-height="200%" fo:text-indent="0.5in"/>
    </style:style>
    <style:style style:name="T21" style:parent-style-name="Car.predefinitoparagrafo" style:family="text">
      <style:text-properties fo:font-style="italic" style:font-style-asian="italic" style:font-style-complex="italic"/>
    </style:style>
    <style:style style:name="P22" style:parent-style-name="Standard" style:family="paragraph">
      <style:paragraph-properties fo:line-height="200%" fo:text-indent="0.5in"/>
    </style:style>
    <style:style style:name="P23" style:parent-style-name="Standard" style:family="paragraph">
      <style:paragraph-properties fo:line-height="200%"/>
    </style:style>
    <style:style style:name="P24" style:parent-style-name="Standard" style:family="paragraph">
      <style:paragraph-properties fo:line-height="200%"/>
    </style:style>
    <style:style style:name="P25" style:parent-style-name="Standard" style:family="paragraph">
      <style:paragraph-properties fo:line-height="200%"/>
    </style:style>
    <style:style style:name="P26" style:parent-style-name="Standard" style:family="paragraph">
      <style:paragraph-properties fo:line-height="200%"/>
    </style:style>
    <style:style style:name="P27" style:parent-style-name="Standard" style:family="paragraph">
      <style:paragraph-properties fo:line-height="200%"/>
    </style:style>
    <style:style style:name="P28" style:parent-style-name="Standard" style:family="paragraph">
      <style:paragraph-properties fo:line-height="200%"/>
    </style:style>
    <style:style style:name="P29" style:parent-style-name="Standard" style:family="paragraph">
      <style:paragraph-properties fo:line-height="200%"/>
    </style:style>
    <style:style style:name="P30" style:parent-style-name="TableContents" style:family="paragraph">
      <style:paragraph-properties fo:line-height="200%"/>
    </style:style>
    <style:style style:name="P31" style:parent-style-name="TableContents" style:family="paragraph">
      <style:paragraph-properties fo:line-height="200%"/>
    </style:style>
    <style:style style:name="P32" style:parent-style-name="TableContents" style:family="paragraph">
      <style:paragraph-properties fo:line-height="200%"/>
    </style:style>
    <style:style style:name="P33" style:parent-style-name="TableContents" style:family="paragraph">
      <style:paragraph-properties fo:line-height="200%"/>
    </style:style>
    <style:style style:name="P34" style:parent-style-name="TableContents" style:family="paragraph">
      <style:paragraph-properties fo:line-height="200%"/>
    </style:style>
    <style:style style:name="P35" style:parent-style-name="TableContents" style:family="paragraph">
      <style:paragraph-properties fo:line-height="200%"/>
    </style:style>
    <style:style style:name="P36" style:parent-style-name="Standard" style:family="paragraph">
      <style:paragraph-properties fo:line-height="200%"/>
    </style:style>
    <style:style style:name="P37" style:parent-style-name="Standard" style:family="paragraph">
      <style:paragraph-properties fo:line-height="200%"/>
    </style:style>
    <style:style style:name="P38" style:parent-style-name="Standard" style:family="paragraph">
      <style:paragraph-properties fo:line-height="200%"/>
    </style:style>
    <style:style style:name="P39" style:parent-style-name="Standard" style:family="paragraph">
      <style:paragraph-properties fo:line-height="200%"/>
    </style:style>
    <style:style style:name="P40" style:parent-style-name="Standard" style:family="paragraph">
      <style:paragraph-properties fo:line-height="200%"/>
    </style:style>
    <style:style style:name="P41" style:parent-style-name="Standard" style:family="paragraph">
      <style:paragraph-properties fo:line-height="200%"/>
    </style:style>
    <style:style style:name="P42" style:parent-style-name="Standard" style:family="paragraph">
      <style:paragraph-properties fo:line-height="200%"/>
    </style:style>
    <style:style style:name="P43" style:parent-style-name="Standard" style:family="paragraph">
      <style:paragraph-properties fo:line-height="200%"/>
    </style:style>
    <style:style style:name="P44" style:parent-style-name="Standard" style:family="paragraph">
      <style:paragraph-properties fo:line-height="200%"/>
    </style:style>
    <style:style style:name="P45" style:parent-style-name="Standard" style:family="paragraph">
      <style:paragraph-properties fo:line-height="200%"/>
    </style:style>
    <style:style style:name="P46" style:parent-style-name="Standard" style:family="paragraph">
      <style:paragraph-properties fo:line-height="200%"/>
    </style:style>
    <style:style style:name="P47" style:parent-style-name="Standard" style:family="paragraph">
      <style:paragraph-properties fo:line-height="200%"/>
    </style:style>
    <style:style style:name="P48" style:parent-style-name="Standard" style:family="paragraph">
      <style:paragraph-properties fo:line-height="200%"/>
    </style:style>
    <style:style style:name="P49" style:parent-style-name="Standard" style:family="paragraph">
      <style:paragraph-properties fo:line-height="200%"/>
    </style:style>
    <style:style style:name="P50" style:parent-style-name="Standard" style:family="paragraph">
      <style:paragraph-properties fo:line-height="200%"/>
      <style:text-properties fo:color="#FF0000"/>
    </style:style>
    <style:style style:name="P51" style:parent-style-name="Standard" style:family="paragraph">
      <style:paragraph-properties fo:line-height="200%"/>
      <style:text-properties fo:color="#FF0000"/>
    </style:style>
    <style:style style:name="P52" style:parent-style-name="Standard" style:family="paragraph">
      <style:paragraph-properties fo:line-height="200%"/>
      <style:text-properties fo:color="#FF0000"/>
    </style:style>
    <style:style style:name="P53" style:parent-style-name="Standard" style:family="paragraph">
      <style:paragraph-properties fo:line-height="200%"/>
      <style:text-properties fo:color="#FF0000"/>
    </style:style>
    <style:style style:name="P54" style:parent-style-name="Standard" style:family="paragraph">
      <style:paragraph-properties fo:line-height="200%"/>
      <style:text-properties fo:color="#FF0000"/>
    </style:style>
    <style:style style:name="P55" style:parent-style-name="Standard" style:family="paragraph">
      <style:paragraph-properties fo:line-height="200%"/>
      <style:text-properties fo:color="#FF0000"/>
    </style:style>
    <style:style style:name="P56" style:parent-style-name="Textbody" style:family="paragraph"/>
    <style:style style:name="P57" style:parent-style-name="Textbody" style:family="paragraph">
      <style:paragraph-properties fo:margin-left="0.4923in">
        <style:tab-stops/>
      </style:paragraph-properties>
    </style:style>
    <style:style style:name="P58" style:parent-style-name="Textbody" style:family="paragraph"/>
    <style:style style:name="P59" style:parent-style-name="Textbody" style:family="paragraph"/>
    <style:style style:name="P60" style:parent-style-name="Textbody" style:family="paragraph">
      <style:paragraph-properties fo:margin-left="0.4923in">
        <style:tab-stops/>
      </style:paragraph-properties>
    </style:style>
    <style:style style:name="P61" style:parent-style-name="Textbody" style:family="paragraph">
      <style:paragraph-properties fo:margin-left="0.4923in">
        <style:tab-stops/>
      </style:paragraph-properties>
    </style:style>
    <style:style style:name="P62" style:parent-style-name="Textbody" style:family="paragraph">
      <style:paragraph-properties fo:margin-left="0.5in">
        <style:tab-stops/>
      </style:paragraph-properties>
    </style:style>
    <style:style style:name="P63" style:parent-style-name="Textbody" style:family="paragraph">
      <style:paragraph-properties fo:margin-left="0.5in">
        <style:tab-stops/>
      </style:paragraph-properties>
    </style:style>
    <style:style style:name="P64" style:parent-style-name="Textbody" style:family="paragraph">
      <style:paragraph-properties fo:margin-left="0.5in">
        <style:tab-stops/>
      </style:paragraph-properties>
    </style:style>
    <style:style style:name="P65" style:parent-style-name="Textbody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Software Design Documents</text:p>
      <text:p text:style-name="P2"/>
      <text:p text:style-name="P3">Version 1.0</text:p>
      <text:p text:style-name="P4">24 Aprile</text:p>
      <text:p text:style-name="P5">Diagnostica dei Sistemi Fisici</text:p>
      <text:p text:style-name="P6">Picasso Ratto Andrea</text:p>
      <text:p text:style-name="P7">3961894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h text:style-name="Titolo1" text:outline-level="1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Table of Contents</text:p>
          <text:p text:style-name="Contents1"><text:a xlink:href="#__RefHeading___Toc2872_1143973977" office:target-frame-name="_top" xlink:show="replace">1 Introduction<text:tab/>2</text:a></text:p>
          <text:p text:style-name="Contents1"><text:a xlink:href="#__RefHeading___Toc2874_1143973977" office:target-frame-name="_top" xlink:show="replace">2 System Overview<text:tab/>2</text:a></text:p>
          <text:p text:style-name="Contents1"><text:a xlink:href="#__RefHeading___Toc2876_1143973977" office:target-frame-name="_top" xlink:show="replace">3 Models<text:tab/>2</text:a></text:p>
          <text:p text:style-name="Contents2"><text:a xlink:href="#__RefHeading___Toc2878_1143973977" office:target-frame-name="_top" xlink:show="replace">3.1 Static Models<text:tab/>2</text:a></text:p>
          <text:p text:style-name="Contents3"><text:a xlink:href="#__RefHeading___Toc2880_1143973977" office:target-frame-name="_top" xlink:show="replace">3.1.1 Use Cases Diagram<text:tab/>2</text:a></text:p>
          <text:p text:style-name="Contents3"><text:a xlink:href="#__RefHeading___Toc2882_1143973977" office:target-frame-name="_top" xlink:show="replace">3.1.2 Class Diagram<text:tab/>2</text:a></text:p>
          <text:p text:style-name="Contents3"><text:a xlink:href="#__RefHeading___Toc2884_1143973977" office:target-frame-name="_top" xlink:show="replace">3.1.3 Object Diagram<text:tab/>2</text:a></text:p>
          <text:p text:style-name="Contents2"><text:a xlink:href="#__RefHeading___Toc2886_1143973977" office:target-frame-name="_top" xlink:show="replace">3.2 Dynamic Models<text:tab/>2</text:a></text:p>
          <text:p text:style-name="Contents3"><text:a xlink:href="#__RefHeading___Toc2888_1143973977" office:target-frame-name="_top" xlink:show="replace">3.2.1 Sequence Diagrams<text:tab/>2</text:a></text:p>
          <text:p text:style-name="Contents3"><text:a xlink:href="#__RefHeading___Toc2890_1143973977" office:target-frame-name="_top" xlink:show="replace">3.2.2 Activity Diagrams<text:tab/>2</text:a></text:p>
          <text:p text:style-name="Contents3"><text:a xlink:href="#__RefHeading___Toc2892_1143973977" office:target-frame-name="_top" xlink:show="replace">3.2.3 State Machine Diagrams<text:tab/>2</text:a></text:p>
          <text:p text:style-name="Contents2"><text:a xlink:href="#__RefHeading___Toc2886_1143973977" office:target-frame-name="_top" xlink:show="replace">3.2 Vincoli aggiuntivi<text:tab/>2</text:a></text:p>
          <text:p text:style-name="Contents3"/>
          <text:p text:style-name="Contents3"/>
        </text:index-body>
      </text:table-of-content>
      <text:h text:style-name="Titolo1" text:outline-level="1"/>
      <text:h text:style-name="Titolo1" text:outline-level="1"/>
      <text:h text:style-name="Titolo1" text:outline-level="1"><text:bookmark-start text:name="__RefHeading___Toc2872_1143973977"/>1 Introduction<text:bookmark-end text:name="__RefHeading___Toc2872_1143973977"/></text:h>
      <text:h text:style-name="Titolo1" text:outline-level="1">2 System Overview</text:h>
      <text:p text:style-name="P20">Lo scopo del progetto è quello di descrivere tramite un insieme di modelli UML il “Software<text:s/>per Diagnostica dei sistemi fisici<text:s/><text:span text:style-name="T21">”</text:span>, riferimento al documento “srs_p2_Picasso_Ratto_Andrea.odt”. In questa prima versione, rispetto al sistema descritto in XXX, si eseguono le seguenti semplificazioni:</text:p>
      <text:p text:style-name="P22"/>
      <text:list text:style-name="LFO1" text:continue-numbering="true">
        <text:list-item>
          <text:p text:style-name="P23">Al fine di elliminare la parte back-end si rimuove la funzionalità del salvataggio, perciò i seguenti use case vengono elliminati</text:p>
          <text:list text:continue-numbering="true">
            <text:list-item>
              <text:p text:style-name="P24">Importa regola UC2</text:p>
            </text:list-item>
            <text:list-item>
              <text:p text:style-name="P25">Salva Regola UC4</text:p>
            </text:list-item>
            <text:list-item>
              <text:p text:style-name="P26">Apri regola Salvata UC5</text:p>
            </text:list-item>
          </text:list>
        </text:list-item>
      </text:list>
      <text:p text:style-name="P27"/>
      <text:list text:style-name="LFO1" text:continue-numbering="true">
        <text:list-item>
          <text:p text:style-name="P28">L’eliminazione del salvataggio causa la modifica dei seguenti Use Case:</text:p>
          <text:list text:continue-numbering="true">
            <text:list-item>
              <text:p text:style-name="P29">UC24 Chiudi foglio di lavoro (No controlli<text:s/>foglio di lavoro salvato)</text:p>
              <text:soft-page-break/>
              <text:list text:continue-numbering="true">
                <text:list-item>
                  <text:p text:style-name="P30">Il manutentore seleziona l’opzione “Chiudi foglio di lavoro”</text:p>
                </text:list-item>
                <text:list-item>
                  <text:p text:style-name="P31">Il sistema chiude il foglio di lavoro aperto che quindi non risulta più visibile nell’editor grafico</text:p>
                </text:list-item>
              </text:list>
            </text:list-item>
            <text:list-item>
              <text:p text:style-name="P32">UC1 Crea regola</text:p>
              <text:list text:continue-numbering="true">
                <text:list-item>
                  <text:p text:style-name="P33">No scenario alternativo 4a “Nome inserito gia esistente”</text:p>
                </text:list-item>
              </text:list>
            </text:list-item>
            <text:list-item>
              <text:p text:style-name="P34">UC8 Crea Operatore Complesso</text:p>
              <text:list text:continue-numbering="true">
                <text:list-item>
                  <text:p text:style-name="P35">No scenario alternativo 4a “Nome inserito gia esistente”</text:p>
                </text:list-item>
              </text:list>
            </text:list-item>
          </text:list>
        </text:list-item>
      </text:list>
      <text:p text:style-name="P36"><text:line-break/></text:p>
      <text:list text:style-name="LFO1" text:continue-numbering="true">
        <text:list-item>
          <text:p text:style-name="P37">La fuzionalita “annulla” al momento dell’inserimento Input/Output e settaggio parametri è considerata superflua in una prima versione, perciò i seguenti Use Case vengono così modificati:</text:p>
          <text:list text:continue-numbering="true">
            <text:list-item>
              <text:p text:style-name="P38">UC3 Esporta Regola</text:p>
              <text:list text:continue-numbering="true">
                <text:list-item>
                  <text:p text:style-name="P39">No scenario alternativo 4a “Il Manutentore annulla l’operazione”</text:p>
                </text:list-item>
              </text:list>
            </text:list-item>
            <text:list-item>
              <text:p text:style-name="P40">UC15 <text:s/>Aggiungi porta operatore complesso</text:p>
            </text:list-item>
          </text:list>
        </text:list-item>
      </text:list>
      <text:list text:style-name="LFO2" text:continue-numbering="true">
        <text:list-item>
          <text:list>
            <text:list-item>
              <text:list>
                <text:list-item>
                  <text:p text:style-name="P41">No scenario alternativo 3a “Il Manutentore annulla l’operazione”</text:p>
                </text:list-item>
              </text:list>
            </text:list-item>
            <text:list-item>
              <text:p text:style-name="P42">UC20 Setta parametri operatore elementare</text:p>
            </text:list-item>
          </text:list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43">No scenario alternativo 5a “Il Manutentore annulla l’operazione”</text:p>
                </text:list-item>
              </text:list>
            </text:list-item>
          </text:list>
        </text:list-item>
      </text:list>
      <text:p text:style-name="P44"/>
      <text:list text:style-name="LFO1" text:continue-numbering="true">
        <text:list-item>
          <text:p text:style-name="P45">L’utilizzo della libreria “JOINT JS” ci vincola alle seguenti modifiche:</text:p>
        </text:list-item>
      </text:list>
      <text:list text:style-name="LFO4" text:continue-numbering="true">
        <text:list-item>
          <text:list>
            <text:list-item>
              <text:p text:style-name="P46">Elliminazione UC16 Rimuovi porta operatore complesso</text:p>
            </text:list-item>
            <text:list-item>
              <text:p text:style-name="P47">Modifica UC17 Aggiungi connessione operatori</text:p>
            </text:list-item>
          </text:list>
        </text:list-item>
      </text:list>
      <text:list text:style-name="LFO5" text:continue-numbering="true">
        <text:list-item>
          <text:list>
            <text:list-item>
              <text:list>
                <text:list-item>
                  <text:p text:style-name="P48">Rimozione punto 1:<text:s/>Il manutentore seleziona il wire per collegare i blocchetti</text:p>
                </text:list-item>
              </text:list>
            </text:list-item>
            <text:list-item>
              <text:p text:style-name="P49"/>
            </text:list-item>
          </text:list>
        </text:list-item>
      </text:list>
      <text:p text:style-name="P50">V La libreria consente di mettere operatori sovrapposti perciò…</text:p>
      <text:p text:style-name="P51"/>
      <text:p text:style-name="P52"/>
      <text:p text:style-name="P53"/>
      <text:p text:style-name="P54">(Potrebbe aver senso in fase di implementazione rimuovere parte operatore complesso)</text:p>
      <text:p text:style-name="P55"/>
      <text:p text:style-name="Textbody"/>
      <text:h text:style-name="Titolo1" text:outline-level="1"><text:bookmark-start text:name="__RefHeading___Toc2876_1143973977"/>3 Models<text:bookmark-end text:name="__RefHeading___Toc2876_1143973977"/></text:h>
      <text:h text:style-name="Titolo2" text:outline-level="2"><text:bookmark-start text:name="__RefHeading___Toc2878_1143973977"/>3.1 Static Models<text:bookmark-end text:name="__RefHeading___Toc2878_1143973977"/></text:h>
      <text:h text:style-name="Titolo3" text:outline-level="3"><text:bookmark-start text:name="__RefHeading___Toc2880_1143973977"/>3.1.1 Use Cases Diagram<text:bookmark-end text:name="__RefHeading___Toc2880_1143973977"/></text:h>
      <text:h text:style-name="Titolo3" text:outline-level="3"><text:bookmark-start text:name="__RefHeading___Toc2882_1143973977"/>3.1.2 Class Diagram<text:bookmark-end text:name="__RefHeading___Toc2882_1143973977"/></text:h>
      <text:h text:style-name="Titolo3" text:outline-level="3"><text:bookmark-start text:name="__RefHeading___Toc2884_1143973977"/>3.1.3 Object Diagram<text:bookmark-end text:name="__RefHeading___Toc2884_1143973977"/></text:h>
      <text:h text:style-name="Titolo2" text:outline-level="2"><text:bookmark-start text:name="__RefHeading___Toc2886_1143973977"/>3.2 Dynamic Models<text:bookmark-end text:name="__RefHeading___Toc2886_1143973977"/></text:h>
      <text:h text:style-name="Titolo3" text:outline-level="3"><text:bookmark-start text:name="__RefHeading___Toc2888_1143973977"/>3.2.1 Sequence Diagrams<text:bookmark-end text:name="__RefHeading___Toc2888_1143973977"/></text:h>
      <text:h text:style-name="Titolo3" text:outline-level="3"><text:bookmark-start text:name="__RefHeading___Toc2890_1143973977"/>3.2.2 Activity Diagrams<text:bookmark-end text:name="__RefHeading___Toc2890_1143973977"/></text:h>
      <text:h text:style-name="Titolo3" text:outline-level="3"><text:bookmark-start text:name="__RefHeading___Toc2892_1143973977"/>3.2.3 State Machine Diagrams<text:bookmark-end text:name="__RefHeading___Toc2892_1143973977"/></text:h>
      <text:h text:style-name="Titolo3" text:outline-level="3">4.1 Vincoli Aggiuntivi</text:h>
      <text:list text:style-name="LFO6" text:continue-numbering="true">
        <text:list-item>
          <text:p text:style-name="P56">Ogni Link deve connettere dati compatibili:</text:p>
        </text:list-item>
      </text:list>
      <text:p text:style-name="P57">Context Link:<text:line-break/>inv: self.getSourceElement().getPort(self.attribute.source.port.id).tipo== self.getTargetElement().getPort(self.attribute.target.port.id).tipo;</text:p>
      <text:list text:style-name="LFO6" text:continue-numbering="true">
        <text:list-item>
          <text:p text:style-name="P58">Ogni Regola deve avere almeno un blocchetto di ingresso e uno di uscita:<text:line-break/><text:line-break/>Context: FoglioDiLavoroRegola:<text:line-break/>inv: self.Paper.Model.getSinks()!=null and self.Paper.Model.getSources()!=null<text:line-break/></text:p>
        </text:list-item>
        <text:list-item>
          <text:p text:style-name="P59">I parametri di un operatore semplice (se ne possiede) alla creazione sono <text:s/>settati di default essi possono poi venir modificati dal manutentore.</text:p>
        </text:list-item>
      </text:list>
      <text:p text:style-name="P60">Context<text:s/>OperatoreSemplice:<text:line-break/>init: self.paramValue=default;<text:line-break/><text:line-break/>Vado ora a specificare i valori<text:s/>di default per<text:s/>i<text:s/>parametri<text:s/>per<text:s/>ciascun operatore semplice che ne possiede:</text:p>
      <text:p text:style-name="P61">Context OperatoreSemplice:<text:line-break/>init: self.nome=’Costante’ implies self.hasParam==true implies self.paramValue=1;<text:line-break/>init: self.nome=’Contatore’<text:s/>implies self.hasParam==true implies self.paramValue=false;<text:line-break/><text:soft-page-break/>init: self.nome=’Accumulatore’ implies self.hasParam==true implies self.paramValue=0;<text:line-break/>init: self.nome=’Media Mobile’ implies self.hasParam==true implies self.paramValue=0;<text:line-break/>init: self.nome=’Concatenatore’ implies self.hasParam==true implies self.paramValue=’ ‘;<text:line-break/>init: self.nome=’Aggregatore’ implies self.hasParam==true implies self.paramValue=1;<text:line-break/>init: self.nome=’Convertitore reale/intero’ implies self.hasParam==true implies self.paramValue=true;<text:line-break/>init: self.nome=’Comparatore’ implies self.hasParam==false;<text:line-break/>init: self.nome=’Somma’ implies self.hasParam==false;<text:line-break/>init: self.nome=’Differenza’ implies self.hasParam==false;<text:line-break/>init: self.nome=’Integratore’ implies self.hasParam==false;<text:line-break/>init: self.nome=’Derivatore’ implies self.hasParam==false;<text:line-break/>init: self.nome=’AND logico’ implies self.hasParam==false;<text:line-break/>init: self.nome=’ORlogico’ implies self.hasParam==false;<text:line-break/>init: self.nome=’NOT logico’ implies self.hasParam==false;<text:line-break/>init: self.nome=’XOR logico’ implies self.hasParam==false;<text:line-break/>init: self.nome=’Disgregatore’ implies self.hasParam==false;<text:line-break/>init: self.nome=’Convertitore intero/reale’ implies self.hasParam==false;<text:line-break/>init: self.nome=’Convertitore string/reale’ implies self.hasParam==false;<text:line-break/>init: self.nome=’Convertitore reale/string’ implies self.hasParam==false;<text:line-break/></text:p>
      <text:p text:style-name="P62"/>
      <text:p text:style-name="P63"><text:line-break/></text:p>
      <text:p text:style-name="P64"/>
      <text:p text:style-name="Textbody"><text:tab/></text:p>
      <text:p text:style-name="P65"/>
      <text:p text:style-name="Textbody"/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tarSymbol" style:font-charset="x-symbol" svg:font-family="StarSymbol" style:font-family-generic="system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tarSymbol" style:font-name-asian="OpenSymbol" style:font-name-complex="OpenSymbol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tarSymbol" style:font-name-asian="OpenSymbol" style:font-name-complex="OpenSymbol"/>
    </style:style>
    <style:style style:name="WW_CharLFO4LVL1" style:family="text">
      <style:text-properties style:font-name="StarSymbol" style:font-name-asian="OpenSymbol" style:font-name-complex="OpenSymbol"/>
    </style:style>
    <style:style style:name="WW_CharLFO5LVL1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ea Picasso</dc:creator>
    <meta:creation-date>2017-04-24T11:49:00Z</meta:creation-date>
    <dc:date>2017-05-04T08:26:00Z</dc:date>
    <meta:template xlink:href="Normal" xlink:type="simple"/>
    <meta:editing-cycles>10</meta:editing-cycles>
    <meta:editing-duration>PT10080S</meta:editing-duration>
    <meta:document-statistic meta:page-count="5" meta:paragraph-count="10" meta:word-count="792" meta:character-count="5300" meta:row-count="37" meta:non-whitespace-character-count="4518"/>
  </office:meta>
</office:document-meta>
</file>